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8f97a" officeooo:paragraph-rsid="0008f97a"/>
    </style:style>
    <style:style style:name="P2" style:family="paragraph" style:parent-style-name="Standard">
      <style:text-properties officeooo:rsid="000aab2e" officeooo:paragraph-rsid="000aab2e"/>
    </style:style>
    <style:style style:name="P3" style:family="paragraph" style:parent-style-name="Standard" style:list-style-name="L1">
      <style:text-properties officeooo:rsid="0008f97a" officeooo:paragraph-rsid="0008f97a"/>
    </style:style>
    <style:style style:name="P4" style:family="paragraph" style:parent-style-name="Standard" style:list-style-name="L1">
      <style:text-properties officeooo:rsid="000e56c8" officeooo:paragraph-rsid="000e56c8"/>
    </style:style>
    <style:style style:name="P5" style:family="paragraph" style:parent-style-name="Standard" style:list-style-name="L1">
      <style:text-properties officeooo:rsid="000b3d80" officeooo:paragraph-rsid="000b3d80"/>
    </style:style>
    <style:style style:name="T1" style:family="text">
      <style:text-properties officeooo:rsid="000aab2e"/>
    </style:style>
    <text:list-style style:name="L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y model</text:p>
      <text:p text:style-name="P1">Physics</text:p>
      <text:p text:style-name="P1">Numerics – <text:span text:style-name="T1">spatial, temporal, order of acc, CFL, dirichlet</text:span></text:p>
      <text:p text:style-name="P1"/>
      <text:p text:style-name="P2">Design decisions w/ justification/reasoning</text:p>
      <text:list text:style-name="L1">
        <text:list-item>
          <text:p text:style-name="P3">getting inputs</text:p>
          <text:list>
            <text:list-item>
              <text:p text:style-name="P4">config file</text:p>
              <text:list>
                <text:list-item>
                  <text:p text:style-name="P4">dict</text:p>
                  <text:p text:style-name="P4">ssss</text:p>
                </text:list-item>
              </text:list>
            </text:list-item>
          </text:list>
        </text:list-item>
        <text:list-item>
          <text:p text:style-name="P4">input-check</text:p>
          <text:list>
            <text:list-item>
              <text:list>
                <text:list-item>
                  <text:list>
                    <text:list-item>
                      <text:p text:style-name="P4">dict</text:p>
                      <text:list>
                        <text:list-item>
                          <text:p text:style-name="P4">exlicit val schema</text:p>
                        </text:list-item>
                        <text:list-item>
                          <text:p text:style-name="P4">pydantic</text:p>
                        </text:list-item>
                        <text:list-item>
                          <text:p text:style-name="P4">library</text:p>
                        </text:list-item>
                      </text:list>
                    </text:list-item>
                    <text:list-item>
                      <text:p text:style-name="P4">fn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calcing derived params</text:p>
        </text:list-item>
        <text:list-item>
          <text:p text:style-name="P5">confirmation</text:p>
        </text:list-item>
        <text:list-item>
          <text:p text:style-name="P5">solv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4T06:56:03.290389800</meta:creation-date>
    <dc:date>2026-02-07T08:06:53.251597400</dc:date>
    <meta:editing-duration>PT24M4S</meta:editing-duration>
    <meta:editing-cycles>2</meta:editing-cycles>
    <meta:generator>LibreOffice/25.2.7.2$Windows_X86_64 LibreOffice_project/5cbfd1ab6520636bb5f7b99185aa69bd7456825d</meta:generator>
    <meta:document-statistic meta:table-count="0" meta:image-count="0" meta:object-count="0" meta:page-count="1" meta:paragraph-count="17" meta:word-count="46" meta:character-count="294" meta:non-whitespace-character-count="276"/>
  </office:meta>
</office:document-meta>
</file>